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808C760C2932229683.png" manifest:media-type="image/png"/>
  <manifest:file-entry manifest:full-path="Pictures/100000010000007000000030FF324A4E4F45DCA0.png" manifest:media-type="image/png"/>
  <manifest:file-entry manifest:full-path="Pictures/100000010000024000000180B61300BF7ECAE4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29cm" svg:height="6.285cm" svg:x="1cm" svg:y="1cm">
          <draw:image xlink:href="Pictures/100000010000024000000180B61300BF7ECAE498.png" xlink:type="simple" xlink:show="embed" xlink:actuate="onLoad" draw:mime-type="image/png">
            <text:p/>
          </draw:image>
        </draw:frame>
        <draw:frame draw:style-name="gr2" draw:text-style-name="P2" draw:layer="layout" svg:width="2.961cm" svg:height="1.268cm" svg:x="10.421cm" svg:y="1.002cm">
          <draw:image xlink:href="Pictures/100000010000007000000030FF324A4E4F45DCA0.png" xlink:type="simple" xlink:show="embed" xlink:actuate="onLoad" draw:mime-type="image/png">
            <text:p/>
          </draw:image>
        </draw:frame>
        <draw:frame draw:style-name="gr2" draw:text-style-name="P2" draw:layer="layout" svg:width="16.93cm" svg:height="10.157cm" svg:x="1cm" svg:y="7.353cm">
          <draw:image xlink:href="Pictures/1000000100000280000001808C760C293222968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406cm" draw:marker-start-width="0.813cm" draw:marker-end-width="0.81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4T08:50:01.975371054</meta:creation-date>
    <dc:date>2023-10-16T10:45:59.015933410</dc:date>
    <meta:editing-duration>PT11M54S</meta:editing-duration>
    <meta:editing-cycles>7</meta:editing-cycles>
    <meta:generator>LibreOffice/7.3.7.2$Linux_X86_64 LibreOffice_project/30$Build-2</meta:generator>
    <meta:document-statistic meta:object-count="3"/>
  </office:meta>
</office:document-meta>
</file>